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avid H. Sol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27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1907 Girard Ave/</text:p>
      <text:p text:style-name="P6">Phila/</text:p>
      <text:p text:style-name="P6">Feby 27th 1892/</text:p>
      <text:p text:style-name="P5">My dear Mr Morais:/</text:p>
      <text:p text:style-name="P5"><text:tab/>I noted what/ you said today,/ that your anniversary/ was 3 weeks from/ this Saturday. <text:s/>I/ will see you in/ the interval and if/ you deem it we/ teach your congre-/gants together, as/ I suggested, I will/ assist you, with/ pleasure, in sending/</text:p>
      <text:p text:style-name="P5"/>
      <text:p text:style-name="P5">[Page 2]</text:p>
      <text:p text:style-name="P5">out the notices to the/ members &amp; seat holders./</text:p>
      <text:p text:style-name="P5"><text:tab/>I have given much/ thought to this ag-/itation relative to/ moving./</text:p>
      <text:p text:style-name="P5"><text:tab/>I am not in favor/ of moving till our/ present place is/ sold. <text:s/>And I do/ not think I am in/ favor of moving at/ all. <text:s/>I wonder if those who would like/ to move would come/ to synagogue any oftener?/</text:p>
      <text:p text:style-name="P5"><text:soft-page-break/></text:p>
      <text:p text:style-name="P5">[Page 3]</text:p>
      <text:p text:style-name="P5">I dont[sic!] think so. <text:s/>I find/ it no trouble to visit/ the house of worship/ where it is. <text:s/>And if/ others had my feelings/ or pains they would/ not find it any trouble/ to come to 7th &amp; Arch./ <text:s/>It isnt[sic!] where the/ place is. <text:s/>It is the/ want of feeling./ <text:s/>Now there is a/ great cry because/ we sold the property/ adjoining. <text:s/>I would do/</text:p>
      <text:p text:style-name="P5"/>
      <text:p text:style-name="P5">[Page 4]</text:p>
      <text:p text:style-name="P5">the same thing tomorrow./ <text:s/>That was a dilapidated/ looking place to the/ right to the synagogue/ &amp;c. <text:s/>In danger of falling/ down etc. <text:s/>We got $10,000/ for it and decreased/ our mortgage 10000/ we then save sum of $500/ yearly &amp; I am sure/ we are not paying more/ than half for gas./ <text:s/>But we must have/ better daylight &amp; at/ once. <text:s/>I have had/</text:p>
      <text:p text:style-name="P5"/>
      <text:p text:style-name="P5">[Page 5]</text:p>
      <text:p text:style-name="P5">several builders go/ there and have their/ suggestions: we can/ get light from the/ top and have more/ light than [?] maybe./ <text:s/>And this must be/ attended to at once, for/ the gas light will be/ unbearable in <text:span text:style-name="T2">winter</text:span> summer./ <text:s/>And I am much in/ favor of doing this/ than moving. <text:s/>Are/ you? <text:s/>I think after/</text:p>
      <text:p text:style-name="P5"/>
      <text:p text:style-name="P5">[Page 6]</text:p>
      <text:p text:style-name="P5">the place is made/ cheerful people will/ come. <text:s/>They should/ come now anyhow./ <text:s/>And no matter where/ we go the attendance,/ in my opinion, will/ not be any larger./ <text:s/>It is the want of/ proper feeling. <text:s/>The/ people must be/ stirred up and/ after you have/</text:p>
      <text:p text:style-name="P5"/>
      <text:p text:style-name="P5">[Page 7]</text:p>
      <text:p text:style-name="P5">done your work &amp;/ have assembled them/ together &amp; talked/ to them and if/ they fail to come after/ this, I will see/ what I can do/ by personal solicitation/ as Vice Presdt of/ the synagogue./</text:p>
      <text:p text:style-name="P5">With Great respect/ Yours very truly/ David H. Solis/</text:p>
      <text:p text:style-name="P5">over/</text:p>
      <text:p text:style-name="P5"/>
      <text:p text:style-name="P5">[Page 8]</text:p>
      <text:p text:style-name="P5">The Board meets/ Sunday 2 weeks and/ I will then lay the/ question of Monday--/ [?] in the synagogue/ before them. <text:s/>And/ do all in my power/ to accomplish this/ purpose rather than/ min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1:35:40.74</meta:creation-date>
    <meta:document-statistic meta:table-count="0" meta:image-count="0" meta:object-count="0" meta:page-count="3" meta:paragraph-count="84" meta:word-count="610" meta:character-count="3629"/>
    <dc:date>2011-12-01T11:51:44.35</dc:date>
    <dc:creator>Penn Libraries</dc:creator>
    <meta:editing-duration>PT00H00M43S</meta:editing-duration>
    <meta:editing-cycles>1</meta:editing-cycles>
    <meta:generator>OpenOffice.org/3.2$Win32 OpenOffice.org_project/320m12$Build-9483</meta:generator>
  </office:meta>
</office:document-meta>
</file>